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</office:font-face-decls>
  <office:automatic-styles>
    <style:style style:name="P1" style:family="paragraph" style:parent-style-name="Standard">
      <style:text-properties officeooo:rsid="0010ba73" officeooo:paragraph-rsid="0010ba73"/>
    </style:style>
    <style:style style:name="P2" style:family="paragraph" style:parent-style-name="Standard">
      <style:text-properties officeooo:rsid="0098d387" officeooo:paragraph-rsid="0098d387"/>
    </style:style>
    <style:style style:name="P3" style:family="paragraph" style:parent-style-name="Standard">
      <style:text-properties officeooo:paragraph-rsid="00179bdc"/>
    </style:style>
    <style:style style:name="P4" style:family="paragraph" style:parent-style-name="Standard">
      <style:text-properties officeooo:rsid="00179bdc" officeooo:paragraph-rsid="00179bdc"/>
    </style:style>
    <style:style style:name="P5" style:family="paragraph" style:parent-style-name="Standard" style:list-style-name="L1">
      <style:text-properties officeooo:rsid="00179bdc" officeooo:paragraph-rsid="00880488"/>
    </style:style>
    <style:style style:name="P6" style:family="paragraph" style:parent-style-name="Standard" style:list-style-name="L1">
      <style:text-properties officeooo:rsid="00880488" officeooo:paragraph-rsid="00880488"/>
    </style:style>
    <style:style style:name="P7" style:family="paragraph" style:parent-style-name="Standard" style:list-style-name="L1">
      <style:text-properties officeooo:rsid="008949f7" officeooo:paragraph-rsid="008949f7"/>
    </style:style>
    <style:style style:name="P8" style:family="paragraph" style:parent-style-name="Standard" style:list-style-name="L2">
      <style:text-properties officeooo:rsid="00880488" officeooo:paragraph-rsid="00880488"/>
    </style:style>
    <style:style style:name="P9" style:family="paragraph" style:parent-style-name="Standard" style:list-style-name="L2">
      <style:text-properties officeooo:rsid="00179bdc" officeooo:paragraph-rsid="00880488"/>
    </style:style>
    <style:style style:name="P10" style:family="paragraph" style:parent-style-name="Text_20_body">
      <style:text-properties style:font-name="Liberation Serif" fo:font-size="12pt" officeooo:rsid="009622e5" officeooo:paragraph-rsid="009622e5" style:font-size-asian="10.5pt" style:font-size-complex="12pt"/>
    </style:style>
    <style:style style:name="P11" style:family="paragraph" style:parent-style-name="Text_20_body">
      <style:text-properties officeooo:rsid="001804f9" officeooo:paragraph-rsid="001804f9"/>
    </style:style>
    <style:style style:name="P12" style:family="paragraph" style:parent-style-name="Text_20_body" style:list-style-name="L3">
      <style:text-properties officeooo:rsid="008949f7" officeooo:paragraph-rsid="008949f7"/>
    </style:style>
    <style:style style:name="P13" style:family="paragraph" style:parent-style-name="Text_20_body" style:list-style-name="L3">
      <style:text-properties officeooo:rsid="001536a4" officeooo:paragraph-rsid="001536a4"/>
    </style:style>
    <style:style style:name="P14" style:family="paragraph" style:parent-style-name="Heading_20_2">
      <style:text-properties officeooo:paragraph-rsid="0058f2d9"/>
    </style:style>
    <style:style style:name="P15" style:family="paragraph" style:parent-style-name="Standard">
      <style:text-properties officeooo:paragraph-rsid="0058f2d9"/>
    </style:style>
    <style:style style:name="P16" style:family="paragraph" style:parent-style-name="Standard">
      <style:text-properties officeooo:rsid="00880488" officeooo:paragraph-rsid="00880488"/>
    </style:style>
    <style:style style:name="P17" style:family="paragraph" style:parent-style-name="Standard">
      <style:text-properties officeooo:paragraph-rsid="00880488"/>
    </style:style>
    <style:style style:name="P18" style:family="paragraph" style:parent-style-name="Heading_20_2">
      <style:text-properties officeooo:rsid="00946e7f" officeooo:paragraph-rsid="00946e7f"/>
    </style:style>
    <style:style style:name="P19" style:family="paragraph" style:parent-style-name="Standard">
      <style:text-properties officeooo:paragraph-rsid="008b6200"/>
    </style:style>
    <style:style style:name="P20" style:family="paragraph" style:parent-style-name="Standard">
      <style:text-properties officeooo:rsid="008b6200" officeooo:paragraph-rsid="008b6200"/>
    </style:style>
    <style:style style:name="P21" style:family="paragraph" style:parent-style-name="Standard">
      <style:text-properties officeooo:paragraph-rsid="00433f4e"/>
    </style:style>
    <style:style style:name="P22" style:family="paragraph" style:parent-style-name="Standard" style:list-style-name="L4">
      <style:text-properties officeooo:paragraph-rsid="008b6200"/>
    </style:style>
    <style:style style:name="P23" style:family="paragraph" style:parent-style-name="Standard" style:list-style-name="L4">
      <style:text-properties officeooo:rsid="008b6200" officeooo:paragraph-rsid="008b6200"/>
    </style:style>
    <style:style style:name="P24" style:family="paragraph" style:parent-style-name="Standard">
      <style:text-properties officeooo:rsid="00433f4e" officeooo:paragraph-rsid="00433f4e"/>
    </style:style>
    <style:style style:name="P25" style:family="paragraph" style:parent-style-name="Standard" style:list-style-name="L5">
      <style:text-properties style:font-name="Liberation Mono" fo:font-size="10pt" officeooo:rsid="009040fd" officeooo:paragraph-rsid="009040fd" style:font-size-asian="10pt" style:font-size-complex="10pt"/>
    </style:style>
    <style:style style:name="P26" style:family="paragraph" style:parent-style-name="Standard" style:list-style-name="L5">
      <style:text-properties officeooo:paragraph-rsid="004394af"/>
    </style:style>
    <style:style style:name="P27" style:family="paragraph" style:parent-style-name="Heading_20_2">
      <style:text-properties officeooo:rsid="008b3162" officeooo:paragraph-rsid="008b3162"/>
    </style:style>
    <style:style style:name="P28" style:family="paragraph" style:parent-style-name="Standard" style:list-style-name="L6">
      <style:text-properties officeooo:rsid="009206d4" officeooo:paragraph-rsid="009206d4"/>
    </style:style>
    <style:style style:name="P29" style:family="paragraph" style:parent-style-name="Standard" style:list-style-name="L6"/>
    <style:style style:name="P30" style:family="paragraph" style:parent-style-name="Standard" style:list-style-name="L6">
      <style:text-properties officeooo:rsid="008c3010" officeooo:paragraph-rsid="008c3010"/>
    </style:style>
    <style:style style:name="T1" style:family="text">
      <style:text-properties officeooo:rsid="00880488"/>
    </style:style>
    <style:style style:name="T2" style:family="text">
      <style:text-properties style:text-underline-style="solid" style:text-underline-width="auto" style:text-underline-color="font-color" officeooo:rsid="001295a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98d387"/>
    </style:style>
    <style:style style:name="T5" style:family="text">
      <style:text-properties officeooo:rsid="009622e5"/>
    </style:style>
    <style:style style:name="T6" style:family="text">
      <style:text-properties officeooo:rsid="000f983c"/>
    </style:style>
    <style:style style:name="T7" style:family="text">
      <style:text-properties officeooo:rsid="0096a189"/>
    </style:style>
    <style:style style:name="T8" style:family="text">
      <style:text-properties officeooo:rsid="0096af95"/>
    </style:style>
    <style:style style:name="T9" style:family="text">
      <style:text-properties officeooo:rsid="009d7db4"/>
    </style:style>
    <style:style style:name="T10" style:family="text">
      <style:text-properties officeooo:rsid="009f0160"/>
    </style:style>
    <style:style style:name="T11" style:family="text">
      <style:text-properties officeooo:rsid="009a80c2"/>
    </style:style>
    <style:style style:name="T12" style:family="text">
      <style:text-properties officeooo:rsid="00179bdc"/>
    </style:style>
    <style:style style:name="T13" style:family="text">
      <style:text-properties officeooo:rsid="002509e4"/>
    </style:style>
    <style:style style:name="T14" style:family="text">
      <style:text-properties officeooo:rsid="008949f7"/>
    </style:style>
    <style:style style:name="T15" style:family="text">
      <style:text-properties style:text-underline-style="none"/>
    </style:style>
    <style:style style:name="T16" style:family="text">
      <style:text-properties officeooo:rsid="001804f9"/>
    </style:style>
    <style:style style:name="T17" style:family="text">
      <style:text-properties officeooo:rsid="003ccaca"/>
    </style:style>
    <style:style style:name="T18" style:family="text">
      <style:text-properties style:font-name="Liberation Mono" fo:font-size="10pt" style:font-size-asian="10pt" style:font-size-complex="10pt"/>
    </style:style>
    <style:style style:name="T19" style:family="text">
      <style:text-properties officeooo:rsid="0052344f"/>
    </style:style>
    <style:style style:name="T20" style:family="text">
      <style:text-properties style:font-name="Liberation Mono" fo:font-size="10pt" officeooo:rsid="00880488" style:font-size-asian="10pt" style:font-size-complex="10pt"/>
    </style:style>
    <style:style style:name="T21" style:family="text">
      <style:text-properties officeooo:rsid="008b6200"/>
    </style:style>
    <style:style style:name="T22" style:family="text">
      <style:text-properties officeooo:rsid="0094a34a"/>
    </style:style>
    <style:style style:name="T23" style:family="text">
      <style:text-properties officeooo:rsid="004b735b"/>
    </style:style>
    <style:style style:name="T24" style:family="text">
      <style:text-properties officeooo:rsid="009aa92f"/>
    </style:style>
    <style:style style:name="T25" style:family="text">
      <style:text-properties officeooo:rsid="009bdd27"/>
    </style:style>
    <style:style style:name="T26" style:family="text">
      <style:text-properties officeooo:rsid="004394af"/>
    </style:style>
    <style:style style:name="T27" style:family="text">
      <style:text-properties officeooo:rsid="00433f4e"/>
    </style:style>
    <style:style style:name="T28" style:family="text">
      <style:text-properties style:font-name="Liberation Mono" fo:font-size="10pt" fo:font-weight="bold" officeooo:rsid="008949f7" style:font-size-asian="10pt" style:font-weight-asian="bold" style:font-size-complex="10pt" style:font-weight-complex="bold"/>
    </style:style>
    <style:style style:name="T29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Liberation Mono" fo:font-size="10pt" fo:font-weight="bold" officeooo:rsid="008b3162" style:font-size-asian="10pt" style:font-weight-asian="bold" style:font-size-complex="10pt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8b3162"/>
    </style:style>
    <style:style style:name="T33" style:family="text">
      <style:text-properties officeooo:rsid="009d47a9"/>
    </style:style>
    <style:style style:name="T34" style:family="text">
      <style:text-properties style:font-name="Liberation Serif" fo:font-size="12pt" style:font-size-asian="10.5pt" style:font-size-complex="12pt"/>
    </style:style>
    <style:style style:name="T35" style:family="text">
      <style:text-properties style:font-name="Liberation Mono" fo:font-size="10pt" officeooo:rsid="008c6b9c" style:font-size-asian="10pt" style:font-size-complex="10pt"/>
    </style:style>
    <style:style style:name="T36" style:family="text">
      <style:text-properties style:font-name="Liberation Serif" fo:font-size="12pt" officeooo:rsid="00433f4e" style:font-size-asian="10.5pt" style:font-size-complex="12pt"/>
    </style:style>
    <style:style style:name="T37" style:family="text">
      <style:text-properties style:font-name="Liberation Serif" fo:font-size="12pt" officeooo:rsid="004394af" style:font-size-asian="10.5pt" style:font-size-complex="12pt"/>
    </style:style>
    <style:style style:name="T38" style:family="text">
      <style:text-properties style:font-name="Liberation Mono" fo:font-size="10pt" officeooo:rsid="008b3162" style:font-size-asian="10pt" style:font-size-complex="10pt"/>
    </style:style>
    <style:style style:name="T39" style:family="text">
      <style:text-properties style:font-name="Liberation Mono" fo:font-size="10pt" officeooo:rsid="004394af" style:font-size-asian="10pt" style:font-size-complex="10pt"/>
    </style:style>
    <style:style style:name="T40" style:family="text">
      <style:text-properties officeooo:rsid="0094c96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AP Forum</text:span> Documentation</text:p>
      <text:p text:style-name="P1"><text:span text:style-name="T2">W</text:span><text:span text:style-name="T3">ritten by:</text:span> Flit</text:p>
      <text:p text:style-name="Standard"/>
      <text:p text:style-name="Standard">This <text:span text:style-name="T4">document</text:span> <text:span text:style-name="T5">was</text:span> intended for administrators who have access to the <text:span text:style-name="T1">server hosting the Archipelago forum board</text:span>, <text:span text:style-name="T1">as well as </text:span><text:span text:style-name="T6">any relevant control panels</text:span>. <text:span text:style-name="T7">Were the AP forum still running, i</text:span>t is expected to <text:span text:style-name="T7">continue to </text:span>operate with<text:span text:style-name="T7">in</text:span> these specifications to <text:span text:style-name="T8">ensure</text:span> <text:span text:style-name="T7">smooth </text:span>operation.</text:p>
      <text:p text:style-name="Standard"/>
      <text:p text:style-name="P2">This document was originally written in present tense, and <text:span text:style-name="T9">was additionally written with the Archipelago staff team in mind as well. It is </text:span>presented as <text:span text:style-name="T9">it was originally written, </text:span><text:span text:style-name="T10">except with any full login credentials removed</text:span>.</text:p>
      <text:h text:style-name="Heading_20_1" text:outline-level="1">Software</text:h>
      <text:p text:style-name="P3"><text:span text:style-name="T1">The AP forum board</text:span> <text:span text:style-name="T11">is</text:span> powered by <text:span text:style-name="T12">open source software, </text:span><text:span text:style-name="T13">on </text:span><text:span text:style-name="T11">a </text:span><text:span text:style-name="T1">Debian Bookworm </text:span><text:span text:style-name="T11">host machine</text:span><text:span text:style-name="T13">.</text:span></text:p>
      <text:p text:style-name="P3"/>
      <text:p text:style-name="P4">The following software <text:span text:style-name="T11">runs</text:span> on the host machine:</text:p>
      <text:list text:style-name="L1">
        <text:list-item>
          <text:p text:style-name="P5"><text:span text:style-name="T1">Docker </text:span><text:span text:style-name="T14">Engine</text:span></text:p>
        </text:list-item>
        <text:list-item>
          <text:p text:style-name="P6">Docker Compose</text:p>
        </text:list-item>
        <text:list-item>
          <text:p text:style-name="P6">git</text:p>
        </text:list-item>
        <text:list-item>
          <text:p text:style-name="P7">ufw</text:p>
        </text:list-item>
      </text:list>
      <text:p text:style-name="P4"/>
      <text:p text:style-name="P4">The following software <text:span text:style-name="T11">is</text:span><text:span text:style-name="T1"> </text:span><text:span text:style-name="T11">run </text:span><text:span text:style-name="T1">in Docker containers</text:span>:</text:p>
      <text:list text:style-name="L2">
        <text:list-item>
          <text:p text:style-name="P8"><text:span text:style-name="T15">Traefik</text:span></text:p>
        </text:list-item>
        <text:list-item>
          <text:p text:style-name="P9"><text:a xlink:type="simple" xlink:href="#1.2.5.phpBB|outline" text:style-name="Internet_20_link" text:visited-style-name="Visited_20_Internet_20_Link">phpBB</text:a></text:p>
        </text:list-item>
        <text:list-item>
          <text:p text:style-name="P9"><text:a xlink:type="simple" xlink:href="#1.2.4.MariaDB|outline" text:style-name="Internet_20_link" text:visited-style-name="Visited_20_Internet_20_Link">MariaDB</text:a></text:p>
        </text:list-item>
      </text:list>
      <text:h text:style-name="Heading_20_2" text:outline-level="2"><text:span text:style-name="T13">Initial </text:span>Setup</text:h>
      <text:p text:style-name="P10">Follow README.md in the repository root to install everything.</text:p>
      <text:h text:style-name="Heading_20_2" text:outline-level="2"><text:span text:style-name="T16">Open </text:span>Ports</text:h>
      <text:p text:style-name="P11">The following ports are <text:span text:style-name="T17">open</text:span> in <text:span text:style-name="T18">ufw</text:span>:</text:p>
      <text:list text:style-name="L3">
        <text:list-item>
          <text:p text:style-name="P12">23: SSH</text:p>
        </text:list-item>
        <text:list-item>
          <text:p text:style-name="P13">80: <text:span text:style-name="T16">HTTP</text:span></text:p>
        </text:list-item>
        <text:list-item>
          <text:p text:style-name="P13">443: <text:span text:style-name="T16">HTTPS</text:span></text:p>
        </text:list-item>
      </text:list>
      <text:h text:style-name="P14" text:outline-level="2">phpBB</text:h>
      <text:p text:style-name="P15"><text:span text:style-name="T19">V</text:span>ersion 3.3.1<text:span text:style-name="T1">5</text:span>.</text:p>
      <text:p text:style-name="P15"/>
      <text:p text:style-name="P16">The board can currently be accessed at <text:a xlink:type="simple" xlink:href="https://apforum.flitpix.net/" text:style-name="Internet_20_link" text:visited-style-name="Visited_20_Internet_20_Link">https://apforum.flitpix.net</text:a>.</text:p>
      <text:p text:style-name="P16"/>
      <text:p text:style-name="P16"><text:soft-page-break/>In the future, it is recommended that the forum be hosted on a subdomain of <text:span text:style-name="T18">archipelago.gg</text:span>, such as <text:span text:style-name="T18">forum.archipelago.gg</text:span>, so as to not conflict with the Archipelago webhost component.</text:p>
      <text:p text:style-name="P16"/>
      <text:p text:style-name="P17"><text:span text:style-name="T1">The board’s files are stored in the </text:span><text:span text:style-name="T20">html</text:span><text:span text:style-name="T1"> Docker volume, </text:span><text:span text:style-name="T21">which is</text:span><text:span text:style-name="T14"> </text:span><text:a xlink:type="simple" xlink:href="https://docs.docker.com/engine/storage/volumes/#back-up-restore-or-migrate-data-volumes" text:style-name="Internet_20_link" text:visited-style-name="Visited_20_Internet_20_Link"><text:span text:style-name="T14">backed up</text:span></text:a><text:span text:style-name="T14"> </text:span><text:span text:style-name="T21">biweekly, with a maximum of five copies kept at a time</text:span>.</text:p>
      <text:h text:style-name="P18" text:outline-level="2">MariaDB</text:h>
      <text:p text:style-name="P19"><text:span text:style-name="T21">Version 1</text:span><text:span text:style-name="T22">1.7.2</text:span><text:span text:style-name="T21">, installed </text:span><text:a xlink:type="simple" xlink:href="https://hub.docker.com/_/mariadb" text:style-name="Internet_20_link" text:visited-style-name="Visited_20_Internet_20_Link"><text:span text:style-name="T21">through Docker Hub</text:span></text:a><text:span text:style-name="T21">.</text:span></text:p>
      <text:p text:style-name="Standard"/>
      <text:p text:style-name="Standard">The MariaDB database contains <text:span text:style-name="T23">all </text:span>essential informatio<text:span text:style-name="T21">n pertaining to phpBB, including usernames and passwords; topics and posts, and their contents; etcetera. </text:span>As a result, it is <text:span text:style-name="T23">vital that it be </text:span>backed up regularly <text:span text:style-name="T23">and properly secured</text:span>.</text:p>
      <text:p text:style-name="Standard"/>
      <text:p text:style-name="P20">The databases are stored in the <text:span text:style-name="T18">db_data</text:span> Docker volume, which is<text:span text:style-name="T14"> </text:span><text:a xlink:type="simple" xlink:href="https://docs.docker.com/engine/storage/volumes/#back-up-restore-or-migrate-data-volumes" text:style-name="Internet_20_link" text:visited-style-name="Visited_20_Internet_20_Link"><text:span text:style-name="T14">backed up</text:span></text:a><text:span text:style-name="T14"> </text:span><text:span text:style-name="T24">every other day</text:span>, with a maximum of <text:span text:style-name="T25">twenty</text:span> copies kept at a time.</text:p>
      <text:p text:style-name="Standard"/>
      <text:p text:style-name="P21"><text:span text:style-name="T26">Databases</text:span><text:span text:style-name="T27">:</text:span></text:p>
      <text:list text:style-name="L4">
        <text:list-item>
          <text:p text:style-name="P22"><text:span text:style-name="T28">ap</text:span><text:span text:style-name="T29">_</text:span><text:span text:style-name="T30">forum</text:span><text:span text:style-name="T31">:</text:span> Contains <text:span text:style-name="T32">the phpBB database, which includes posts, topics, user login and profile information, etc</text:span>.</text:p>
        </text:list-item>
        <text:list-item>
          <text:p text:style-name="P23">If <text:span text:style-name="T33">desired</text:span>, anything else used by Archipelago, which is outside the scope of this document.</text:p>
        </text:list-item>
      </text:list>
      <text:p text:style-name="Standard"/>
      <text:p text:style-name="P24">Users:</text:p>
      <text:list text:style-name="L5">
        <text:list-item>
          <text:p text:style-name="P25">root<text:span text:style-name="T34"> – MariaDB root user.</text:span></text:p>
        </text:list-item>
        <text:list-item>
          <text:p text:style-name="P26"><text:span text:style-name="T35">ap_forum</text:span><text:span text:style-name="T36"> – </text:span><text:span text:style-name="T37">phpBB database user. Has full access to </text:span><text:span text:style-name="T38">ap</text:span><text:span text:style-name="T39">_</text:span><text:span text:style-name="T35">forum</text:span><text:span text:style-name="T37">.</text:span></text:p>
        </text:list-item>
      </text:list>
      <text:h text:style-name="P27" text:outline-level="2">TODO</text:h>
      <text:list text:style-name="L6">
        <text:list-item>
          <text:p text:style-name="P28">Set up emails</text:p>
        </text:list-item>
        <text:list-item>
          <text:p text:style-name="P29">Use Manticore instead of fulltext search</text:p>
        </text:list-item>
        <text:list-item>
          <text:p text:style-name="P30">Consider adding a password-protected <text:span text:style-name="T40">PhpMyAdmin</text:span> container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pitch="variable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2pt" style:font-size-asian="10.5pt" style:font-size-complex="12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2T19:54:19.333023604</meta:creation-date>
    <dc:date>2025-04-19T21:54:08.521000837</dc:date>
    <meta:editing-duration>P1DT8H1M55S</meta:editing-duration>
    <meta:editing-cycles>92</meta:editing-cycles>
    <meta:generator>LibreOffice/25.2.2.2$Linux_X86_64 LibreOffice_project/520$Build-2</meta:generator>
    <meta:document-statistic meta:table-count="0" meta:image-count="0" meta:object-count="0" meta:page-count="2" meta:paragraph-count="41" meta:word-count="366" meta:character-count="2196" meta:non-whitespace-character-count="1886"/>
  </office:meta>
</office:document-meta>
</file>